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100000181207FDB55D2CDE021.png" manifest:media-type="image/png"/>
  <manifest:file-entry manifest:full-path="Pictures/1000020100000182000001835985F680BEE0D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1.3764in" svg:y="0.0417in" svg:width="3.9402in" svg:height="3.9402in" draw:z-index="0"><draw:image xlink:href="Pictures/1000020100000182000001835985F680BEE0DA48.png" xlink:type="simple" xlink:show="embed" xlink:actuate="onLoad" loext:mime-type="image/png"/></draw:frame><draw:frame draw:style-name="fr1" draw:name="Image1" text:anchor-type="char" svg:x="1.3799in" svg:y="6.1016in" svg:width="3.9402in" svg:height="3.9402in" draw:z-index="1"><draw:image xlink:href="Pictures/100002010000018100000181207FDB55D2CDE02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19:00:50.972622204</meta:creation-date>
    <dc:date>2024-10-16T19:04:36.061531397</dc:date>
    <meta:editing-duration>PT3M4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